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14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2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26pt solid #000000"/>
    </style:style>
    <style:style style:name="ce6" style:family="table-cell" style:parent-style-name="Default">
      <style:table-cell-properties fo:background-color="#cccccc" fo:border="0.26pt solid #000000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ackground-color="#cccccc" fo:border="0.26pt solid #000000"/>
    </style:style>
    <style:style style:name="ce9" style:family="table-cell" style:parent-style-name="Default">
      <style:table-cell-properties fo:border="none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0c0c0" fo:border="0.26pt solid #000000"/>
    </style:style>
    <style:style style:name="ce10" style:family="table-cell" style:parent-style-name="Default">
      <style:table-cell-properties fo:border="0.26pt solid #000000"/>
      <style:text-properties fo:color="#0000ee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="0.26pt solid #000000"/>
      <style:text-properties fo:color="#cc0000"/>
    </style:style>
    <style:style style:name="T1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e" style:country-complex="IL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0-2021" table:style-name="ta1"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row table:style-name="ro1">
          <table:table-cell table:style-name="Default" table:number-columns-repeated="33"/>
        </table:table-row>
        <table:table-row table:style-name="ro1">
          <table:table-cell table:style-name="ce1" office:value-type="string" calcext:value-type="string">
            <text:p>septembre</text:p>
          </table:table-cell>
          <table:table-cell table:style-name="ce1" table:number-columns-repeated="2"/>
          <table:table-cell table:style-name="ce1" office:value-type="string" calcext:value-type="string">
            <text:p>octobre</text:p>
          </table:table-cell>
          <table:table-cell table:style-name="ce1" table:number-columns-repeated="2"/>
          <table:table-cell table:style-name="ce1" office:value-type="string" calcext:value-type="string">
            <text:p>novembre</text:p>
          </table:table-cell>
          <table:table-cell table:style-name="ce1" table:number-columns-repeated="2"/>
          <table:table-cell table:style-name="ce1" office:value-type="string" calcext:value-type="string">
            <text:p>décembre</text:p>
          </table:table-cell>
          <table:table-cell table:style-name="ce1" table:number-columns-repeated="2"/>
          <table:table-cell table:style-name="ce1" office:value-type="string" calcext:value-type="string">
            <text:p>janvier</text:p>
          </table:table-cell>
          <table:table-cell table:style-name="ce1" table:number-columns-repeated="2"/>
          <table:table-cell table:style-name="ce1" office:value-type="string" calcext:value-type="string">
            <text:p>février</text:p>
          </table:table-cell>
          <table:table-cell table:style-name="ce1" table:number-columns-repeated="2"/>
          <table:table-cell table:style-name="ce1" office:value-type="string" calcext:value-type="string">
            <text:p>mars</text:p>
          </table:table-cell>
          <table:table-cell table:style-name="ce1" table:number-columns-repeated="2"/>
          <table:table-cell table:style-name="ce1" office:value-type="string" calcext:value-type="string">
            <text:p>avril</text:p>
          </table:table-cell>
          <table:table-cell table:style-name="ce1" table:number-columns-repeated="2"/>
          <table:table-cell table:style-name="ce1" office:value-type="string" calcext:value-type="string">
            <text:p>mai</text:p>
          </table:table-cell>
          <table:table-cell table:style-name="ce1" table:number-columns-repeated="2"/>
          <table:table-cell table:style-name="ce1" office:value-type="string" calcext:value-type="string">
            <text:p>juin</text:p>
          </table:table-cell>
          <table:table-cell table:style-name="ce1" table:number-columns-repeated="2"/>
          <table:table-cell table:style-name="ce1" office:value-type="string" calcext:value-type="string">
            <text:p>juillet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<text:span text:style-name="T1">[1.1]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5]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3]+1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1]</text:span></text:p>
          </table:table-cell>
          <table:table-cell table:formula="of:=[.J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3]+1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S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V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  <table:table-cell table:formula="of:=[.Y3]+1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table:formula="of:=[.AB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AE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  <table:table-cell table:formula="of:=[.G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table:formula="of:=[.J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4]+1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table:formula="of:=[.S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V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4]+1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/>
          <table:table-cell table:formula="of:=[.AB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AE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formula="of:=[.G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J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5]+1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1]</text:span></text:p>
          </table:table-cell>
          <table:table-cell table:formula="of:=[.P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/>
          <table:table-cell table:formula="of:=[.S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table:style-name="ce6"/>
          <table:table-cell table:formula="of:=[.V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AB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AE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6]</text:span></text:p>
          </table:table-cell>
          <table:table-cell table:formula="of:=[.G6]+1"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/>
          <table:table-cell table:formula="of:=[.J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/>
          <table:table-cell table:formula="of:=[.M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table:formula="of:=[.P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  <table:table-cell table:formula="of:=[.S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style-name="ce6"/>
          <table:table-cell table:formula="of:=[.V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5]</text:span></text:p>
          </table:table-cell>
          <table:table-cell table:formula="of:=[.Y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table:formula="of:=[.AB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21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7]+1"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/>
          <table:table-cell table:formula="of:=[.J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table:formula="of:=[.M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  <table:table-cell table:formula="of:=[.P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8"/>
          <table:table-cell table:formula="of:=[.S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  <table:table-cell table:formula="of:=[.Y7]+1" office:value-type="float" office:value="6" calcext:value-type="float">
            <text:p>6</text:p>
          </table:table-cell>
          <table:table-cell office:value-type="string" calcext:value-type="string">
            <text:p>J</text:p>
          </table:table-cell>
          <table:table-cell/>
          <table:table-cell table:formula="of:=[.AB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2]</text:span></text:p>
          </table:table-cell>
          <table:table-cell table:formula="of:=[.D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8]+1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6]</text:span></text:p>
          </table:table-cell>
          <table:table-cell table:formula="of:=[.M8]+1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/>
          <table:table-cell table:formula="of:=[.P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8"/>
          <table:table-cell table:formula="of:=[.S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/>
          <table:table-cell table:formula="of:=[.Y8]+1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/>
          <table:table-cell table:formula="of:=[.AB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5]</text:span></text:p>
          </table:table-cell>
          <table:table-cell table:formula="of:=[.AE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D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9]+1"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9]+1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/>
          <table:table-cell table:formula="of:=[.P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6]</text:span></text:p>
          </table:table-cell>
          <table:table-cell table:formula="of:=[.S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1]</text:span></text:p>
          </table:table-cell>
          <table:table-cell table:formula="of:=[.V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/>
          <table:table-cell table:formula="of:=[.Y9]+1"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/>
          <table:table-cell table:formula="of:=[.AB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AE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D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10]+1"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2]</text:span></text:p>
          </table:table-cell>
          <table:table-cell table:formula="of:=[.J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0]+1"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S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V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/>
          <table:table-cell table:formula="of:=[.Y10]+1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table:formula="of:=[.AB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AE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D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  <table:table-cell table:formula="of:=[.G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  <table:table-cell table:formula="of:=[.J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1]+1"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  <table:table-cell table:formula="of:=[.S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  <table:table-cell table:formula="of:=[.V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11]+1"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1]</text:span></text:p>
          </table:table-cell>
          <table:table-cell table:formula="of:=[.AB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AE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D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table:formula="of:=[.G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J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12]+1"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2]</text:span></text:p>
          </table:table-cell>
          <table:table-cell table:formula="of:=[.P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/>
          <table:table-cell table:formula="of:=[.S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/>
          <table:table-cell table:formula="of:=[.V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AE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7]</text:span></text:p>
          </table:table-cell>
          <table:table-cell table:formula="of:=[.G13]+1" office:value-type="float" office:value="12" calcext:value-type="float">
            <text:p>12</text:p>
          </table:table-cell>
          <table:table-cell office:value-type="string" calcext:value-type="string">
            <text:p>J</text:p>
          </table:table-cell>
          <table:table-cell/>
          <table:table-cell table:formula="of:=[.J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/>
          <table:table-cell table:formula="of:=[.M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/>
          <table:table-cell table:formula="of:=[.P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/>
          <table:table-cell table:formula="of:=[.S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/>
          <table:table-cell table:formula="of:=[.V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6]</text:span></text:p>
          </table:table-cell>
          <table:table-cell table:formula="of:=[.Y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14]+1"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/>
          <table:table-cell table:formula="of:=[.J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/>
          <table:table-cell table:formula="of:=[.M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  <table:table-cell table:formula="of:=[.P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S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  <table:table-cell table:formula="of:=[.Y14]+1" office:value-type="float" office:value="13" calcext:value-type="float">
            <text:p>1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3]</text:span></text:p>
          </table:table-cell>
          <table:table-cell table:formula="of:=[.D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15]+1"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7]</text:span></text:p>
          </table:table-cell>
          <table:table-cell table:formula="of:=[.M15]+1" office:value-type="float" office:value="14" calcext:value-type="float">
            <text:p>14</text:p>
          </table:table-cell>
          <table:table-cell office:value-type="string" calcext:value-type="string">
            <text:p>J</text:p>
          </table:table-cell>
          <table:table-cell/>
          <table:table-cell table:formula="of:=[.P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S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/>
          <table:table-cell table:formula="of:=[.Y15]+1"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6]</text:span></text:p>
          </table:table-cell>
          <table:table-cell table:formula="of:=[.AE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D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16]+1"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6]+1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/>
          <table:table-cell table:formula="of:=[.P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7]</text:span></text:p>
          </table:table-cell>
          <table:table-cell table:formula="of:=[.S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2]</text:span></text:p>
          </table:table-cell>
          <table:table-cell table:formula="of:=[.V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/>
          <table:table-cell table:formula="of:=[.Y16]+1"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[.AB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AE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D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17]+1"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3]</text:span></text:p>
          </table:table-cell>
          <table:table-cell table:formula="of:=[.J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7]+1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S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V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/>
          <table:table-cell table:formula="of:=[.Y17]+1"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/>
          <table:table-cell table:formula="of:=[.AB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AE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D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table:formula="of:=[.G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/>
          <table:table-cell table:formula="of:=[.J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8]+1"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/>
          <table:table-cell table:formula="of:=[.S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/>
          <table:table-cell table:formula="of:=[.V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18]+1"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2]</text:span></text:p>
          </table:table-cell>
          <table:table-cell table:formula="of:=[.AB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AE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D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  <table:table-cell table:formula="of:=[.G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/>
          <table:table-cell table:formula="of:=[.J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19]+1"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3]</text:span></text:p>
          </table:table-cell>
          <table:table-cell table:formula="of:=[.P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/>
          <table:table-cell table:formula="of:=[.S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/>
          <table:table-cell table:formula="of:=[.V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AE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  <table:table-cell table:formula="of:=[.G20]+1"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/>
          <table:table-cell table:formula="of:=[.J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/>
          <table:table-cell table:formula="of:=[.M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/>
          <table:table-cell table:formula="of:=[.P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/>
          <table:table-cell table:formula="of:=[.S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/>
          <table:table-cell table:formula="of:=[.V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7]</text:span></text:p>
          </table:table-cell>
          <table:table-cell table:formula="of:=[.Y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G21]+1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/>
          <table:table-cell table:formula="of:=[.J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/>
          <table:table-cell table:formula="of:=[.M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P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S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Y21]+1"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4]</text:span></text:p>
          </table:table-cell>
          <table:table-cell table:formula="of:=[.D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  <table:table-cell table:formula="of:=[.G22]+1"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/>
          <table:table-cell table:formula="of:=[.M22]+1"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/>
          <table:table-cell table:formula="of:=[.P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S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  <table:table-cell table:formula="of:=[.Y22]+1"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7]</text:span></text:p>
          </table:table-cell>
          <table:table-cell table:formula="of:=[.AE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D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  <table:table-cell table:formula="of:=[.G23]+1"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M23]+1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/>
          <table:table-cell table:formula="of:=[.P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style-name="ce6"/>
          <table:table-cell table:formula="of:=[.S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3]</text:span></text:p>
          </table:table-cell>
          <table:table-cell table:formula="of:=[.V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  <table:table-cell table:formula="of:=[.Y23]+1"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/>
          <table:table-cell table:formula="of:=[.AB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AE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D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  <table:table-cell table:formula="of:=[.G24]+1"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4]</text:span></text:p>
          </table:table-cell>
          <table:table-cell table:formula="of:=[.J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M24]+1"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S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V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  <table:table-cell table:formula="of:=[.Y24]+1"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/>
          <table:table-cell table:formula="of:=[.AB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AE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D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  <table:table-cell table:formula="of:=[.G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/>
          <table:table-cell table:formula="of:=[.J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M25]+1"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S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/>
          <table:table-cell table:formula="of:=[.V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Y25]+1" office:value-type="float" office:value="24" calcext:value-type="float">
            <text:p>2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3]</text:span></text:p>
          </table:table-cell>
          <table:table-cell table:formula="of:=[.AB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AE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D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  <table:table-cell table:formula="of:=[.G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/>
          <table:table-cell table:formula="of:=[.J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M26]+1"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4]</text:span></text:p>
          </table:table-cell>
          <table:table-cell table:formula="of:=[.P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 table:style-name="ce6"/>
          <table:table-cell table:formula="of:=[.S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/>
          <table:table-cell table:formula="of:=[.V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Y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AE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  <table:table-cell table:formula="of:=[.G27]+1" office:value-type="float" office:value="26" calcext:value-type="float">
            <text:p>26</text:p>
          </table:table-cell>
          <table:table-cell office:value-type="string" calcext:value-type="string">
            <text:p>J</text:p>
          </table:table-cell>
          <table:table-cell/>
          <table:table-cell table:formula="of:=[.J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/>
          <table:table-cell table:formula="of:=[.M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/>
          <table:table-cell table:formula="of:=[.P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table:style-name="ce6"/>
          <table:table-cell table:formula="of:=[.S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/>
          <table:table-cell table:formula="of:=[.V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 table:style-name="ce6"/>
          <table:table-cell table:formula="of:=[.Y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G28]+1"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/>
          <table:table-cell table:formula="of:=[.J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/>
          <table:table-cell table:formula="of:=[.M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P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S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V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Y28]+1" office:value-type="float" office:value="27" calcext:value-type="float">
            <text:p>2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5]</text:span></text:p>
          </table:table-cell>
          <table:table-cell table:formula="of:=[.D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  <table:table-cell table:formula="of:=[.G29]+1"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/>
          <table:table-cell table:formula="of:=[.M29]+1" office:value-type="float" office:value="28" calcext:value-type="float">
            <text:p>28</text:p>
          </table:table-cell>
          <table:table-cell office:value-type="string" calcext:value-type="string">
            <text:p>J</text:p>
          </table:table-cell>
          <table:table-cell/>
          <table:table-cell table:formula="of:=[.P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S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V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Y29]+1" office:value-type="float" office:value="28" calcext:value-type="float">
            <text:p>2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8]</text:span></text:p>
          </table:table-cell>
          <table:table-cell table:formula="of:=[.AE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D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  <table:table-cell table:formula="of:=[.G30]+1"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M30]+1" office:value-type="float" office:value="29" calcext:value-type="float">
            <text:p>29</text:p>
          </table:table-cell>
          <table:table-cell office:value-type="string" calcext:value-type="string">
            <text:p>V</text:p>
          </table:table-cell>
          <table:table-cell/>
          <table:table-cell table:style-name="ce7" table:number-columns-repeated="2"/>
          <table:table-cell table:style-name="ce9" office:value-type="string" calcext:value-type="string">
            <text:p/>
          </table:table-cell>
          <table:table-cell table:formula="of:=[.S30]+1"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4]</text:span></text:p>
          </table:table-cell>
          <table:table-cell table:formula="of:=[.V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 table:style-name="ce6"/>
          <table:table-cell table:formula="of:=[.Y30]+1"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/>
          <table:table-cell table:formula="of:=[.AB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AE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D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  <table:table-cell table:formula="of:=[.G31]+1"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5]</text:span></text:p>
          </table:table-cell>
          <table:table-cell table:formula="of:=[.J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M31]+1"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table:style-name="ce6"/>
          <table:table-cell table:style-name="ce7" table:number-columns-repeated="2"/>
          <table:table-cell table:style-name="ce3"/>
          <table:table-cell table:formula="of:=[.S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V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 table:style-name="ce6"/>
          <table:table-cell table:formula="of:=[.Y31]+1"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/>
          <table:table-cell table:formula="of:=[.AB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AE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style-name="ce3" table:number-columns-repeated="3"/>
          <table:table-cell table:formula="of:=[.D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  <table:table-cell table:style-name="ce3" table:number-columns-repeated="3"/>
          <table:table-cell table:formula="of:=[.J32]+1" office:value-type="float" office:value="31" calcext:value-type="float">
            <text:p>31</text:p>
          </table:table-cell>
          <table:table-cell office:value-type="string" calcext:value-type="string">
            <text:p>J</text:p>
          </table:table-cell>
          <table:table-cell/>
          <table:table-cell table:formula="of:=[.M32]+1"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 table:style-name="ce6"/>
          <table:table-cell table:style-name="ce7"/>
          <table:table-cell table:style-name="ce3" table:number-columns-repeated="2"/>
          <table:table-cell table:formula="of:=[.S32]+1"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/>
          <table:table-cell table:style-name="ce3" table:number-columns-repeated="3"/>
          <table:table-cell table:formula="of:=[.Y32]+1" office:value-type="float" office:value="31" calcext:value-type="float">
            <text:p>31</text:p>
          </table:table-cell>
          <table:table-cell table:style-name="ce5"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4]</text:span></text:p>
          </table:table-cell>
          <table:table-cell table:style-name="ce3" table:number-columns-repeated="3"/>
          <table:table-cell table:formula="of:=[.AE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</table:table-row>
      </table:table>
      <table:table table:name="Feuille2" table:style-name="ta1"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6"/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2"/>
        <table:table-column table:style-name="co2" table:default-cell-style-name="ce6"/>
        <table:table-row table:style-name="ro1">
          <table:table-cell table:style-name="Default" table:number-columns-repeated="33"/>
        </table:table-row>
        <table:table-row table:style-name="ro1">
          <table:table-cell table:style-name="ce1" office:value-type="string" calcext:value-type="string">
            <text:p>septembre</text:p>
          </table:table-cell>
          <table:table-cell table:style-name="ce1" table:number-columns-repeated="2"/>
          <table:table-cell table:style-name="ce1" office:value-type="string" calcext:value-type="string">
            <text:p>octobre</text:p>
          </table:table-cell>
          <table:table-cell table:style-name="ce1" table:number-columns-repeated="2"/>
          <table:table-cell table:style-name="ce1" office:value-type="string" calcext:value-type="string">
            <text:p>novembre</text:p>
          </table:table-cell>
          <table:table-cell table:style-name="ce1" table:number-columns-repeated="2"/>
          <table:table-cell table:style-name="ce1" office:value-type="string" calcext:value-type="string">
            <text:p>décembre</text:p>
          </table:table-cell>
          <table:table-cell table:style-name="ce1" table:number-columns-repeated="2"/>
          <table:table-cell table:style-name="ce1" office:value-type="string" calcext:value-type="string">
            <text:p>janvier</text:p>
          </table:table-cell>
          <table:table-cell table:style-name="ce1" table:number-columns-repeated="2"/>
          <table:table-cell table:style-name="ce1" office:value-type="string" calcext:value-type="string">
            <text:p>février</text:p>
          </table:table-cell>
          <table:table-cell table:style-name="ce1" table:number-columns-repeated="2"/>
          <table:table-cell table:style-name="ce1" office:value-type="string" calcext:value-type="string">
            <text:p>mars</text:p>
          </table:table-cell>
          <table:table-cell table:style-name="ce1" table:number-columns-repeated="2"/>
          <table:table-cell table:style-name="ce1" office:value-type="string" calcext:value-type="string">
            <text:p>avril</text:p>
          </table:table-cell>
          <table:table-cell table:style-name="ce1" table:number-columns-repeated="2"/>
          <table:table-cell table:style-name="ce1" office:value-type="string" calcext:value-type="string">
            <text:p>mai</text:p>
          </table:table-cell>
          <table:table-cell table:style-name="ce1" table:number-columns-repeated="2"/>
          <table:table-cell table:style-name="ce1" office:value-type="string" calcext:value-type="string">
            <text:p>juin</text:p>
          </table:table-cell>
          <table:table-cell table:style-name="ce1" table:number-columns-repeated="2"/>
          <table:table-cell table:style-name="ce1" office:value-type="string" calcext:value-type="string">
            <text:p>juillet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<text:span text:style-name="T1">[1.1] IMP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5] IMP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style-name="ce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3]+1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1]</text:span></text:p>
          </table:table-cell>
          <table:table-cell table:formula="of:=[.J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3]+1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S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V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3]+1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table:formula="of:=[.AB3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table:formula="of:=[.AE3]+1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5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  <table:table-cell table:formula="of:=[.G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J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4]+1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S4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table:formula="of:=[.V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  <table:table-cell table:formula="of:=[.Y4]+1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/>
          <table:table-cell table:formula="of:=[.AB4]+1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table:formula="of:=[.AE4]+1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formula="of:=[.G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J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5]+1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1] IMP</text:span></text:p>
          </table:table-cell>
          <table:table-cell table:formula="of:=[.P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S5]+1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/>
          <table:table-cell table:formula="of:=[.V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formula="of:=[.Y5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formula="of:=[.AB5]+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formula="of:=[.AE5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6]</text:span></text:p>
          </table:table-cell>
          <table:table-cell table:formula="of:=[.G6]+1"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/>
          <table:table-cell table:formula="of:=[.J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/>
          <table:table-cell table:formula="of:=[.M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P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S6]+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  <table:table-cell table:formula="of:=[.V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5]</text:span></text:p>
          </table:table-cell>
          <table:table-cell table:formula="of:=[.Y6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table:formula="of:=[.AB6]+1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6]+1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21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G7]+1"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/>
          <table:table-cell table:formula="of:=[.J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table:formula="of:=[.M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  <table:table-cell table:formula="of:=[.P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8"/>
          <table:table-cell table:formula="of:=[.S7]+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/>
          <table:table-cell table:formula="of:=[.V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Y7]+1" office:value-type="float" office:value="6" calcext:value-type="float">
            <text:p>6</text:p>
          </table:table-cell>
          <table:table-cell office:value-type="string" calcext:value-type="string">
            <text:p>J</text:p>
          </table:table-cell>
          <table:table-cell/>
          <table:table-cell table:formula="of:=[.AB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7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2]</text:span></text:p>
          </table:table-cell>
          <table:table-cell table:formula="of:=[.D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8]+1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6] IMP</text:span></text:p>
          </table:table-cell>
          <table:table-cell table:formula="of:=[.M8]+1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/>
          <table:table-cell table:formula="of:=[.P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8"/>
          <table:table-cell table:formula="of:=[.S8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table:formula="of:=[.V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style-name="Default"/>
          <table:table-cell table:formula="of:=[.Y8]+1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/>
          <table:table-cell table:formula="of:=[.AB8]+1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5] IMP</text:span></text:p>
          </table:table-cell>
          <table:table-cell table:formula="of:=[.AE8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D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9]+1"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M9]+1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/>
          <table:table-cell table:formula="of:=[.P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6]</text:span></text:p>
          </table:table-cell>
          <table:table-cell table:formula="of:=[.S9]+1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1]</text:span></text:p>
          </table:table-cell>
          <table:table-cell table:formula="of:=[.V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Y9]+1"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/>
          <table:table-cell table:formula="of:=[.AB9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table:formula="of:=[.AE9]+1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D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10]+1"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2] IMP</text:span></text:p>
          </table:table-cell>
          <table:table-cell table:formula="of:=[.J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0]+1"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S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V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10]+1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table:formula="of:=[.AB10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/>
          <table:table-cell table:formula="of:=[.AE10]+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D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  <table:table-cell table:formula="of:=[.G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J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1]+1"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S11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V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  <table:table-cell table:formula="of:=[.Y11]+1"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1] IMP</text:span></text:p>
          </table:table-cell>
          <table:table-cell table:formula="of:=[.AB11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/>
          <table:table-cell table:formula="of:=[.AE11]+1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D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table:formula="of:=[.G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ce6"/>
          <table:table-cell table:formula="of:=[.J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12]+1"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2]</text:span></text:p>
          </table:table-cell>
          <table:table-cell table:formula="of:=[.P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S12]+1" office:value-type="float" office:value="11" calcext:value-type="float">
            <text:p>11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V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table:formula="of:=[.Y12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2]+1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[.AE1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7] IMP</text:span></text:p>
          </table:table-cell>
          <table:table-cell table:formula="of:=[.G13]+1" office:value-type="float" office:value="12" calcext:value-type="float">
            <text:p>12</text:p>
          </table:table-cell>
          <table:table-cell office:value-type="string" calcext:value-type="string">
            <text:p>J</text:p>
          </table:table-cell>
          <table:table-cell/>
          <table:table-cell table:formula="of:=[.J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/>
          <table:table-cell table:formula="of:=[.M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P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S13]+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V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6] IMP</text:span></text:p>
          </table:table-cell>
          <table:table-cell table:formula="of:=[.Y13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3]+1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13]+1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G14]+1"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/>
          <table:table-cell table:formula="of:=[.J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/>
          <table:table-cell table:formula="of:=[.M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  <table:table-cell table:formula="of:=[.P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/>
          <table:table-cell table:formula="of:=[.S14]+1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/>
          <table:table-cell table:formula="of:=[.V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Y14]+1" office:value-type="float" office:value="13" calcext:value-type="float">
            <text:p>13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14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14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3] IMP</text:span></text:p>
          </table:table-cell>
          <table:table-cell table:formula="of:=[.D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G15]+1"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7]</text:span></text:p>
          </table:table-cell>
          <table:table-cell table:formula="of:=[.M15]+1" office:value-type="float" office:value="14" calcext:value-type="float">
            <text:p>14</text:p>
          </table:table-cell>
          <table:table-cell office:value-type="string" calcext:value-type="string">
            <text:p>J</text:p>
          </table:table-cell>
          <table:table-cell/>
          <table:table-cell table:formula="of:=[.P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/>
          <table:table-cell table:formula="of:=[.S15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/>
          <table:table-cell table:formula="of:=[.V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Y15]+1"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15]+1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6]</text:span></text:p>
          </table:table-cell>
          <table:table-cell table:formula="of:=[.AE15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D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G16]+1"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M16]+1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/>
          <table:table-cell table:formula="of:=[.P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7] IMP</text:span></text:p>
          </table:table-cell>
          <table:table-cell table:formula="of:=[.S16]+1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2] IMP</text:span></text:p>
          </table:table-cell>
          <table:table-cell table:formula="of:=[.V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Y16]+1"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[.AB16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  <table:table-cell table:formula="of:=[.AE16]+1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D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G17]+1"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3]</text:span></text:p>
          </table:table-cell>
          <table:table-cell table:formula="of:=[.J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M17]+1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S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V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17]+1"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/>
          <table:table-cell table:formula="of:=[.AB17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table:formula="of:=[.AE17]+1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D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table:formula="of:=[.G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J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M18]+1"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S18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V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table:formula="of:=[.Y18]+1"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2]</text:span></text:p>
          </table:table-cell>
          <table:table-cell table:formula="of:=[.AB18]+1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/>
          <table:table-cell table:formula="of:=[.AE18]+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D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  <table:table-cell table:formula="of:=[.G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/>
          <table:table-cell table:formula="of:=[.J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M19]+1"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3] IMP</text:span></text:p>
          </table:table-cell>
          <table:table-cell table:formula="of:=[.P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S19]+1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V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  <table:table-cell table:formula="of:=[.Y19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19]+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[.AE19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  <table:table-cell table:formula="of:=[.G20]+1"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/>
          <table:table-cell table:formula="of:=[.J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/>
          <table:table-cell table:formula="of:=[.M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P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S20]+1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V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7]</text:span></text:p>
          </table:table-cell>
          <table:table-cell table:formula="of:=[.Y20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0]+1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0]+1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G21]+1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/>
          <table:table-cell table:formula="of:=[.J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/>
          <table:table-cell table:formula="of:=[.M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table:formula="of:=[.P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/>
          <table:table-cell table:formula="of:=[.S21]+1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/>
          <table:table-cell table:formula="of:=[.V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Y21]+1"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1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1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4]</text:span></text:p>
          </table:table-cell>
          <table:table-cell table:formula="of:=[.D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  <table:table-cell table:formula="of:=[.G22]+1"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/>
          <table:table-cell table:formula="of:=[.M22]+1"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/>
          <table:table-cell table:formula="of:=[.P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/>
          <table:table-cell table:formula="of:=[.S22]+1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/>
          <table:table-cell table:formula="of:=[.V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Y22]+1"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2]+1"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7] IMP</text:span></text:p>
          </table:table-cell>
          <table:table-cell table:formula="of:=[.AE22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D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  <table:table-cell table:formula="of:=[.G23]+1"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M23]+1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/>
          <table:table-cell table:formula="of:=[.P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/>
          <table:table-cell table:formula="of:=[.S23]+1"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3]</text:span></text:p>
          </table:table-cell>
          <table:table-cell table:formula="of:=[.V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Y23]+1"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/>
          <table:table-cell table:formula="of:=[.AB23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table:formula="of:=[.AE23]+1"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D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  <table:table-cell table:formula="of:=[.G24]+1"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4] IMP</text:span></text:p>
          </table:table-cell>
          <table:table-cell table:formula="of:=[.J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M24]+1"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P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S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V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Y24]+1"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/>
          <table:table-cell table:formula="of:=[.AB24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/>
          <table:table-cell table:formula="of:=[.AE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D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  <table:table-cell table:formula="of:=[.G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/>
          <table:table-cell table:formula="of:=[.J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M25]+1"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P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/>
          <table:table-cell table:formula="of:=[.S25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V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  <table:table-cell table:formula="of:=[.Y25]+1" office:value-type="float" office:value="24" calcext:value-type="float">
            <text:p>24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3] IMP</text:span></text:p>
          </table:table-cell>
          <table:table-cell table:formula="of:=[.AB25]+1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/>
          <table:table-cell table:formula="of:=[.AE25]+1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D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  <table:table-cell table:formula="of:=[.G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/>
          <table:table-cell table:formula="of:=[.J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M26]+1"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3.4]</text:span></text:p>
          </table:table-cell>
          <table:table-cell table:formula="of:=[.P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/>
          <table:table-cell table:formula="of:=[.S26]+1"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V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  <table:table-cell table:formula="of:=[.Y26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6]+1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[.AE26]+1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D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  <table:table-cell table:formula="of:=[.G27]+1" office:value-type="float" office:value="26" calcext:value-type="float">
            <text:p>26</text:p>
          </table:table-cell>
          <table:table-cell office:value-type="string" calcext:value-type="string">
            <text:p>J</text:p>
          </table:table-cell>
          <table:table-cell/>
          <table:table-cell table:formula="of:=[.J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/>
          <table:table-cell table:formula="of:=[.M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P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/>
          <table:table-cell table:formula="of:=[.S27]+1"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V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  <table:table-cell table:formula="of:=[.Y27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style-name="ce5"/>
          <table:table-cell table:formula="of:=[.AB27]+1"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AE27]+1"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D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G28]+1"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/>
          <table:table-cell table:formula="of:=[.J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/>
          <table:table-cell table:formula="of:=[.M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P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/>
          <table:table-cell table:formula="of:=[.S28]+1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/>
          <table:table-cell table:formula="of:=[.V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  <table:table-cell table:formula="of:=[.Y28]+1" office:value-type="float" office:value="27" calcext:value-type="float">
            <text:p>27</text:p>
          </table:table-cell>
          <table:table-cell office:value-type="string" calcext:value-type="string">
            <text:p>J</text:p>
          </table:table-cell>
          <table:table-cell table:style-name="ce5"/>
          <table:table-cell table:formula="of:=[.AB28]+1"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AE28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1.5] IMP</text:span></text:p>
          </table:table-cell>
          <table:table-cell table:formula="of:=[.D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  <table:table-cell table:formula="of:=[.G29]+1"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table:style-name="ce6"/>
          <table:table-cell table:formula="of:=[.J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/>
          <table:table-cell table:formula="of:=[.M29]+1" office:value-type="float" office:value="28" calcext:value-type="float">
            <text:p>28</text:p>
          </table:table-cell>
          <table:table-cell office:value-type="string" calcext:value-type="string">
            <text:p>J</text:p>
          </table:table-cell>
          <table:table-cell/>
          <table:table-cell table:formula="of:=[.P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/>
          <table:table-cell table:formula="of:=[.S29]+1"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/>
          <table:table-cell table:formula="of:=[.V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  <table:table-cell table:formula="of:=[.Y29]+1" office:value-type="float" office:value="28" calcext:value-type="float">
            <text:p>28</text:p>
          </table:table-cell>
          <table:table-cell office:value-type="string" calcext:value-type="string">
            <text:p>V</text:p>
          </table:table-cell>
          <table:table-cell table:style-name="ce5"/>
          <table:table-cell table:formula="of:=[.AB29]+1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8]</text:span></text:p>
          </table:table-cell>
          <table:table-cell table:formula="of:=[.AE29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ART</text:p>
          </table:table-cell>
          <table:table-cell table:formula="of:=[.D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  <table:table-cell table:formula="of:=[.G30]+1"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table:style-name="ce6"/>
          <table:table-cell table:formula="of:=[.J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M30]+1" office:value-type="float" office:value="29" calcext:value-type="float">
            <text:p>29</text:p>
          </table:table-cell>
          <table:table-cell office:value-type="string" calcext:value-type="string">
            <text:p>V</text:p>
          </table:table-cell>
          <table:table-cell/>
          <table:table-cell table:style-name="ce7" table:number-columns-repeated="2"/>
          <table:table-cell table:style-name="ce9" office:value-type="string" calcext:value-type="string">
            <text:p/>
          </table:table-cell>
          <table:table-cell table:formula="of:=[.S30]+1"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4.4]</text:span></text:p>
          </table:table-cell>
          <table:table-cell table:formula="of:=[.V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  <table:table-cell table:formula="of:=[.Y30]+1"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/>
          <table:table-cell table:formula="of:=[.AB30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table:formula="of:=[.AE30]+1" office:value-type="float" office:value="29" calcext:value-type="float">
            <text:p>29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D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  <table:table-cell table:formula="of:=[.G31]+1"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<text:span text:style-name="T1">[2.5]</text:span></text:p>
          </table:table-cell>
          <table:table-cell table:formula="of:=[.J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M31]+1"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table:style-name="ce6"/>
          <table:table-cell table:style-name="ce7" table:number-columns-repeated="2"/>
          <table:table-cell table:style-name="ce3"/>
          <table:table-cell table:formula="of:=[.S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CANARD</text:p>
          </table:table-cell>
          <table:table-cell table:formula="of:=[.V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  <table:table-cell table:formula="of:=[.Y31]+1"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/>
          <table:table-cell table:formula="of:=[.AB31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table:formula="of:=[.AE31]+1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style-name="ce3" table:number-columns-repeated="3"/>
          <table:table-cell table:formula="of:=[.D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  <table:table-cell table:style-name="ce3" table:number-columns-repeated="3"/>
          <table:table-cell table:formula="of:=[.J32]+1" office:value-type="float" office:value="31" calcext:value-type="float">
            <text:p>31</text:p>
          </table:table-cell>
          <table:table-cell office:value-type="string" calcext:value-type="string">
            <text:p>J</text:p>
          </table:table-cell>
          <table:table-cell/>
          <table:table-cell table:formula="of:=[.M32]+1"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 table:style-name="ce6"/>
          <table:table-cell table:style-name="ce7"/>
          <table:table-cell table:style-name="ce3" table:number-columns-repeated="2"/>
          <table:table-cell table:formula="of:=[.S32]+1"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table:style-name="ce5"/>
          <table:table-cell table:style-name="ce3" table:number-columns-repeated="3"/>
          <table:table-cell table:formula="of:=[.Y32]+1" office:value-type="float" office:value="31" calcext:value-type="float">
            <text:p>31</text:p>
          </table:table-cell>
          <table:table-cell table:style-name="ce5" office:value-type="string" calcext:value-type="string">
            <text:p>L</text:p>
          </table:table-cell>
          <table:table-cell table:style-name="ce4" office:value-type="string" calcext:value-type="string">
            <text:p><text:span text:style-name="T1">[5.4]</text:span></text:p>
          </table:table-cell>
          <table:table-cell table:style-name="ce3" table:number-columns-repeated="3"/>
          <table:table-cell table:formula="of:=[.AE32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09:37:34.700671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9:24:23.500745500</meta:creation-date>
    <dc:date>2020-09-01T09:52:25.881354647</dc:date>
    <meta:editing-duration>PT15H51M42S</meta:editing-duration>
    <meta:editing-cycles>36</meta:editing-cycles>
    <meta:generator>LibreOffice/6.0.7.3$Linux_X86_64 LibreOffice_project/00m0$Build-3</meta:generator>
    <meta:document-statistic meta:table-count="2" meta:cell-count="1456" meta:object-count="0"/>
  </office:meta>
</office:document-meta>
</file>